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3" style:family="paragraph"/>
    <style:style style:name="P9" style:parent-style-name="Standard" style:list-style-name="LFO3" style:family="paragraph">
      <style:paragraph-properties fo:margin-left="0.4923in" fo:text-indent="-0.25in">
        <style:tab-stops/>
      </style:paragraph-properties>
    </style:style>
    <style:style style:name="P10" style:parent-style-name="Standard" style:list-style-name="LFO3" style:family="paragraph">
      <style:paragraph-properties fo:margin-left="0.4923in" fo:text-indent="-0.25in">
        <style:tab-stops/>
      </style:paragraph-properties>
    </style:style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4" style:family="paragraph"/>
    <style:style style:name="P21" style:parent-style-name="Standard" style:list-style-name="LFO4" style:family="paragraph"/>
    <style:style style:name="P22" style:parent-style-name="Standard" style:list-style-name="LFO4" style:family="paragraph"/>
    <style:style style:name="P23" style:parent-style-name="Standard" style:list-style-name="LFO4" style:family="paragraph"/>
    <style:style style:name="P24" style:parent-style-name="Standard" style:list-style-name="LFO4" style:family="paragraph"/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6" style:family="paragraph"/>
    <style:style style:name="P29" style:parent-style-name="Standard" style:list-style-name="LFO6" style:family="paragraph"/>
    <style:style style:name="P30" style:parent-style-name="Standard" style:list-style-name="LFO6" style:family="paragraph"/>
    <style:style style:name="P31" style:parent-style-name="Standard" style:list-style-name="LFO7" style:family="paragraph"/>
    <style:style style:name="P32" style:parent-style-name="Standard" style:list-style-name="LFO8" style:family="paragraph"/>
  </office:automatic-styles>
  <office:body>
    <office:text text:use-soft-page-breaks="true">
      <text:p text:style-name="P1">Introduktion<text:s/>- Dan</text:p>
      <text:list text:style-name="LFO1" text:continue-numbering="true">
        <text:list-item>
          <text:p text:style-name="P2">Hvem er vi</text:p>
        </text:list-item>
        <text:list-item>
          <text:p text:style-name="P3">Hvad er rubiks</text:p>
        </text:list-item>
        <text:list-item>
          <text:p text:style-name="P4">Hvor stammer rubiks john fra?</text:p>
        </text:list-item>
        <text:list-item>
          <text:p text:style-name="P5">Terminologi</text:p>
        </text:list-item>
      </text:list>
      <text:p text:style-name="Standard">Problem formulering<text:s/>- Christoffer</text:p>
      <text:list text:style-name="LFO2" text:continue-numbering="true">
        <text:list-item>
          <text:p text:style-name="P6">Problemanalyse som intro</text:p>
        </text:list-item>
        <text:list-item>
          <text:p text:style-name="P7">Problemstatement</text:p>
        </text:list-item>
      </text:list>
      <text:p text:style-name="Standard">Program oversigt<text:s/>- Jens</text:p>
      <text:list text:style-name="LFO3" text:continue-numbering="true">
        <text:list-item>
          <text:p text:style-name="P8">Hvad og hvorfor</text:p>
        </text:list-item>
      </text:list>
      <text:p text:style-name="Standard">Gruppe teori<text:s/>- Jens</text:p>
      <text:list text:style-name="LFO3" text:continue-numbering="true">
        <text:list-item>
          <text:p text:style-name="P9">Hvad er en gruppe</text:p>
        </text:list-item>
        <text:list-item>
          <text:p text:style-name="P10">Hvad er en undergruppe</text:p>
        </text:list-item>
      </text:list>
      <text:p text:style-name="Standard">Bounds<text:s/>- Rasmus</text:p>
      <text:list text:style-name="LFO3" text:continue-numbering="true">
        <text:list-item>
          <text:p text:style-name="P11">Hvad er upper og lower bound</text:p>
        </text:list-item>
        <text:list-item>
          <text:p text:style-name="P12">Graf over grænserne</text:p>
        </text:list-item>
        <text:list-item>
          <text:p text:style-name="P13">Fremtid</text:p>
        </text:list-item>
        <text:list-item>
          <text:p text:style-name="P14">Bevist ved</text:p>
        </text:list-item>
      </text:list>
      <text:p text:style-name="Standard">Beginner's<text:s/>- Mikael</text:p>
      <text:list text:style-name="LFO3" text:continue-numbering="true">
        <text:list-item>
          <text:p text:style-name="P15">Effektivitet</text:p>
        </text:list-item>
        <text:list-item>
          <text:p text:style-name="P16">Hvad kan den</text:p>
        </text:list-item>
        <text:list-item>
          <text:p text:style-name="P17">Problemer</text:p>
        </text:list-item>
        <text:list-item>
          <text:p text:style-name="P18">Optimering</text:p>
        </text:list-item>
        <text:list-item>
          <text:p text:style-name="P19">Relation til gruppen</text:p>
        </text:list-item>
      </text:list>
      <text:p text:style-name="Standard">Kociemba's algoritme<text:s/>- Alex</text:p>
      <text:list text:style-name="LFO4" text:continue-numbering="true">
        <text:list-item>
          <text:p text:style-name="P20">Hvordan virker den</text:p>
        </text:list-item>
        <text:list-item>
          <text:p text:style-name="P21">Hvad kan den</text:p>
        </text:list-item>
        <text:list-item>
          <text:p text:style-name="P22">Problemer optimering</text:p>
        </text:list-item>
        <text:list-item>
          <text:p text:style-name="P23">Relation til gruppen</text:p>
        </text:list-item>
        <text:list-item>
          <text:p text:style-name="P24">Effektivitet</text:p>
        </text:list-item>
      </text:list>
      <text:p text:style-name="Standard">Demonstration<text:s/>- Mikkel</text:p>
      <text:list text:style-name="LFO5" text:continue-numbering="true">
        <text:list-item>
          <text:p text:style-name="P25">Kort om kubens opbygning</text:p>
        </text:list-item>
        <text:list-item>
          <text:p text:style-name="P26">Hvad kan programmet</text:p>
        </text:list-item>
        <text:list-item>
          <text:p text:style-name="P27">Forklar om test output</text:p>
        </text:list-item>
      </text:list>
      <text:p text:style-name="Standard">Resultater<text:s/>- Dan</text:p>
      <text:list text:style-name="LFO6" text:continue-numbering="true">
        <text:list-item>
          <text:p text:style-name="P28">Hvordan har vi fået resultaterne</text:p>
        </text:list-item>
        <text:list-item>
          <text:p text:style-name="P29">Grafer</text:p>
        </text:list-item>
        <text:list-item>
          <text:p text:style-name="P30">Vores testmiljø</text:p>
        </text:list-item>
      </text:list>
      <text:p text:style-name="Standard">Konklusion<text:s/>- Christoffer</text:p>
      <text:list text:style-name="LFO7" text:continue-numbering="true">
        <text:list-item>
          <text:p text:style-name="P31">Svar på problemformulering</text:p>
        </text:list-item>
      </text:list>
      <text:p text:style-name="Standard">Processanalyse - Mikkel</text:p>
      <text:p text:style-name="Standard">Opsamling<text:s/>-<text:s/>Mikkel</text:p>
      <text:list text:style-name="LFO8" text:continue-numbering="true">
        <text:list-item>
          <text:p text:style-name="P32">Hvad<text:s/>har vi fortalt og hvorfor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n Møller</meta:initial-creator>
    <dc:creator>Dan Stenholt Møller</dc:creator>
    <meta:creation-date>2010-06-21T09:48:00Z</meta:creation-date>
    <dc:date>2010-06-21T10:44:00Z</dc:date>
    <meta:template xlink:href="Normal" xlink:type="simple"/>
    <meta:editing-cycles>5</meta:editing-cycles>
    <meta:editing-duration>PT2820S</meta:editing-duration>
    <meta:document-statistic meta:page-count="1" meta:paragraph-count="1" meta:word-count="118" meta:character-count="841" meta:row-count="6" meta:non-whitespace-character-count="724"/>
  </office:meta>
</office:document-meta>
</file>